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tyle="italic" style:font-style-asian="italic" style:font-style-complex="italic"/>
    </style:style>
    <style:style style:name="P3" style:family="paragraph" style:parent-style-name="Header">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officeooo:rsid="002dee33" officeooo:paragraph-rsid="002dee33"/>
    </style:style>
    <style:style style:name="P5" style:family="paragraph" style:parent-style-name="Standard">
      <style:paragraph-properties fo:text-align="justify" style:justify-single-word="false"/>
      <style:text-properties style:font-name="Times New Roman" officeooo:rsid="002dee33" officeooo:paragraph-rsid="002dee33"/>
    </style:style>
    <style:style style:name="P6" style:family="paragraph" style:parent-style-name="Header">
      <style:paragraph-properties fo:text-align="start" style:justify-single-word="false"/>
      <style:text-properties fo:font-style="normal" fo:font-weight="bold" officeooo:paragraph-rsid="00456d75" style:font-style-asian="normal" style:font-weight-asian="bold" style:font-style-complex="normal" style:font-weight-complex="bold"/>
    </style:style>
    <style:style style:name="P7"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Times New Roman" fo:font-size="12pt" officeooo:paragraph-rsid="003dcdd1" style:font-size-asian="12pt" style:font-size-complex="12pt"/>
    </style:style>
    <style:style style:name="P8"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font-name="Times New Roman" fo:font-size="12pt" officeooo:paragraph-rsid="003dcdd1" style:font-size-asian="12pt" style:font-size-complex="12pt"/>
    </style:style>
    <style:style style:name="P9" style:family="paragraph" style:parent-style-name="Standard" style:list-style-name="L2">
      <style:paragraph-properties fo:text-align="start" style:justify-single-word="false"/>
      <style:text-properties style:font-name="Times New Roman" fo:font-size="12pt" officeooo:paragraph-rsid="003b1ad0" style:font-size-asian="12pt" style:font-size-complex="12pt"/>
    </style:style>
    <style:style style:name="P10" style:family="paragraph" style:parent-style-name="Standard" style:list-style-name="L3">
      <style:paragraph-properties fo:text-align="justify" style:justify-single-word="false"/>
      <style:text-properties style:font-name="Times New Roman" fo:font-size="12pt" officeooo:rsid="00369646" officeooo:paragraph-rsid="003b1ad0" style:font-size-asian="12pt" style:font-size-complex="12pt"/>
    </style:style>
    <style:style style:name="P11" style:family="paragraph" style:parent-style-name="Standard" style:list-style-name="L3" style:master-page-name="">
      <loext:graphic-properties draw:fill="none"/>
      <style:paragraph-properties fo:margin-left="0cm" fo:margin-right="0cm" fo:text-align="justify" style:justify-single-word="false" fo:text-indent="-1.3cm" style:auto-text-indent="false" style:page-number="auto" fo:background-color="transparent">
        <style:tab-stops>
          <style:tab-stop style:position="-0.582cm"/>
        </style:tab-stops>
      </style:paragraph-properties>
      <style:text-properties style:font-name="Times New Roman" fo:font-size="12pt" officeooo:rsid="00369646" officeooo:paragraph-rsid="003b1ad0" style:font-size-asian="12pt" style:font-size-complex="12pt"/>
    </style:style>
    <style:style style:name="T1" style:family="text">
      <style:text-properties officeooo:rsid="001c9842"/>
    </style:style>
    <style:style style:name="T2" style:family="text">
      <style:text-properties officeooo:rsid="0042ec22"/>
    </style:style>
    <style:style style:name="T3" style:family="text">
      <style:text-properties fo:font-size="16pt" officeooo:rsid="00440dd7" style:font-size-asian="16pt" style:font-size-complex="16pt"/>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text:span text:style-name="T3">Enunciado BD Cementerio</text:span></text:p>
      <text:p text:style-name="Standard"/>
      <text:list text:style-name="L1">
        <text:list-header>
          <text:p text:style-name="P7">Se desea implementar una base de datos para facilitar la gestión de un cementerio. En dicha base de datos se contemplan diferentes categorías laborales, distintos tipos de enterramientos, facturas por los servicios prestados, etc.</text:p>
          <text:p text:style-name="P8"/>
        </text:list-header>
      </text:list>
      <text:list text:style-name="L2">
        <text:list-item>
          <text:p text:style-name="P9">El cementerio está dividido en sectores, teniendo éstos una capacidad y extensión variable que ha de quedar reflejada.</text:p>
          <text:p text:style-name="P9"/>
        </text:list-item>
        <text:list-item>
          <text:p text:style-name="P9">Se quiere tener información sobre los empleados mediante datos personales como nombre y apellidos, dirección, teléfono, salario, antigüedad, etc.</text:p>
          <text:p text:style-name="P9"/>
        </text:list-item>
        <text:list-item>
          <text:p text:style-name="P9">Las categorías en las que se dividen los empleados son tres: enterradores, jardineros y administrativos.</text:p>
          <text:p text:style-name="P9"/>
        </text:list-item>
        <text:list-item>
          <text:p text:style-name="P9">Los jardineros se ocuparán del cuidado de los sectores, de tal forma que un jardinero está <text:span text:style-name="T2">a</text:span>l cuidado de un sector, aunque del cuidado de un sector pueden encargarse varios jardineros.</text:p>
          <text:p text:style-name="P9"/>
        </text:list-item>
        <text:list-item>
          <text:p text:style-name="P9">Asimismo, un sector contendrá un determinado número de tumbas. Una tumba pertenece a un sector. Las tumbas pueden ser de tres tipos: nicho (inscripción y altura), panteón (inscripción y capacidad) o fosa común (capacidad).</text:p>
          <text:p text:style-name="P9"/>
        </text:list-item>
        <text:list-item>
          <text:p text:style-name="P9">Es necesario, además, almacenar información sobre el fallecido (nombre, apellidos, fecha de nacimiento y fallecimiento), así como sobre la persona (familiar) que se hará cargo de los costes del servicio (todo ello, obviamente identificado mediante los datos personales y de interés para la empresa).</text:p>
          <text:p text:style-name="P9"/>
        </text:list-item>
        <text:list-item>
          <text:p text:style-name="P9">Cada fallecido es enterrado por un único enterrador; lógicamente, el enterrador puede enterrar a más de un fallecido.</text:p>
          <text:p text:style-name="P9"/>
        </text:list-item>
        <text:list-item>
          <text:p text:style-name="P9">Los nichos tienen capacidad para una sola persona. Sin embargo, un panteón tiene capacidad para varias personas, siendo lo normal 4. La capacidad de una fosa común es superior a la de un panteón.</text:p>
          <text:p text:style-name="P9"/>
        </text:list-item>
        <text:list-item>
          <text:p text:style-name="P9">Además, los administrativos emiten facturas para los familiares, de tal forma que un administrativo puede emitir facturas a varios familiares, y un familiar puede recibir varias facturas. Interesa saber la fecha y la cantidad facturada.</text:p>
          <text:p text:style-name="P9"/>
        </text:list-item>
        <text:list-item>
          <text:p text:style-name="P9">El único tipo de tumba que puede ser propiedad de un familiar es el panteón, siendo propiedad de una única persona, y dicha persona puede poseer varios panteones.</text:p>
        </text:list-item>
      </text:list>
      <text:list text:style-name="L3">
        <text:list-header>
          <text:p text:style-name="P10"/>
          <text:p text:style-name="P10"/>
          <text:p text:style-name="P11">Diseñar el modelo E/R.</text:p>
        </text:list-header>
      </text:list>
      <text:p text:style-name="P5"/>
      <text:p text:style-name="P4"/>
      <text:p text:style-name="P4"/>
      <text:p text:style-name="P4"/>
      <text:p text:style-name="P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MP3" style:family="paragraph" style:parent-style-name="Header">
      <style:paragraph-properties fo:text-align="start"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uest </meta:initial-creator>
    <meta:creation-date>2013-09-26T09:13:54</meta:creation-date>
    <dc:date>2024-10-28T12:37:30.468000000</dc:date>
    <meta:editing-duration>PT1H44M18S</meta:editing-duration>
    <meta:editing-cycles>45</meta:editing-cycles>
    <meta:generator>LibreOffice/24.2.4.2$Windows_X86_64 LibreOffice_project/51a6219feb6075d9a4c46691dcfe0cd9c4fff3c2</meta:generator>
    <meta:document-statistic meta:table-count="0" meta:image-count="0" meta:object-count="0" meta:page-count="2" meta:paragraph-count="24" meta:word-count="339" meta:character-count="2079" meta:non-whitespace-character-count="1775"/>
  </office:meta>
</office:document-meta>
</file>